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0775" officeooo:paragraph-rsid="00130775"/>
    </style:style>
    <style:style style:name="P2" style:family="paragraph" style:parent-style-name="Standard">
      <style:text-properties officeooo:rsid="00150692" officeooo:paragraph-rsid="00150692"/>
    </style:style>
    <style:style style:name="P3" style:family="paragraph" style:parent-style-name="Standard">
      <style:text-properties officeooo:rsid="0017d806" officeooo:paragraph-rsid="0017d806"/>
    </style:style>
    <style:style style:name="T1" style:family="text">
      <style:text-properties officeooo:rsid="00150692"/>
    </style:style>
    <style:style style:name="T2" style:family="text">
      <style:text-properties officeooo:rsid="0016852e"/>
    </style:style>
    <style:style style:name="T3" style:family="text">
      <style:text-properties officeooo:rsid="0019c266"/>
    </style:style>
    <style:style style:name="T4"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lcome back, in this video we are learning about input iterators</text:p>
      <text:p text:style-name="P1"/>
      <text:p text:style-name="P1">An input iterator is just a base iterator with a few more requirements, It is meant to read from the pointed to element, and only guarantees that a single read will work, and once it has been incremented all copies of the previous value may be invalidated. <text:span text:style-name="T2">I understand if you are confused by these caviots, and I was too, until I remembered that an iterator does not have to be backed by a collection, and can iterator through any range of data, like streams. In that case you can understand why, if we were to create an iterator that reads key presses from a keyboard, that reading a key out of the key buffer would remove it and that trying to re-read the same key might cause undefined behavior because the data is simply gone. This will become more apparent when we do our example. </text:span></text:p>
      <text:p text:style-name="P1"/>
      <text:p text:style-name="P1">So what makes up an input iterator?It must be a base iterator, it must be lvalue deference, and it must be equality comparable. <text:span text:style-name="T1">Lets take a look using a code example </text:span></text:p>
      <text:p text:style-name="P2"/>
      <text:p text:style-name="P2">&lt;code example&gt;</text:p>
      <text:p text:style-name="P2"/>
      <text:p text:style-name="P3"><text:span text:style-name="T4">Note for code example:</text:span> Although we will be covering algorithms in detail in the next section, in order to do some cool stuff with iterators, we will use a few algorithms in our examples. This should serve to both show the power of iterators, and wet your appetite to learn more. In this example we are using the remove_if() algorithms in combination with the string.erase() method. The way remove_if works is that <text:s/>it does not <text:span text:style-name="T3">actually</text:span> remove the elements from the collection, but instead shifts them down to the end and returns an iterator where the unwanted elements begin. Then erase uses that iterator, to the end of the s<text:span text:style-name="T3">t</text:span>ring and removes those elements completely. </text:p>
      <text:p text:style-name="P2"/>
      <text:p text:style-name="P2">In the next video, we will be covering output iterato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9T14:19:51.325913612</meta:creation-date>
    <dc:date>2019-02-09T15:06:48.282933318</dc:date>
    <meta:editing-duration>PT46M54S</meta:editing-duration>
    <meta:editing-cycles>7</meta:editing-cycles>
    <meta:generator>LibreOffice/6.0.7.3$Linux_X86_64 LibreOffice_project/00m0$Build-3</meta:generator>
    <meta:document-statistic meta:table-count="0" meta:image-count="0" meta:object-count="0" meta:page-count="1" meta:paragraph-count="6" meta:word-count="315" meta:character-count="1760" meta:non-whitespace-character-count="1446"/>
  </office:meta>
</office:document-meta>
</file>